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Arial" fo:font-size="16pt" fo:font-weight="bold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loext:opacity="0%" style:font-name="Arial" fo:font-size="16pt" fo:font-weight="bold" officeooo:paragraph-rsid="000d155a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12pt" fo:font-weight="bold" fo:background-color="transparent" style:font-name-asian="Arial" style:font-name-complex="Arial"/>
    </style:style>
    <style:style style:name="P7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Arial" fo:font-size="12pt" fo:font-weight="normal" fo:background-color="transparent" style:font-name-asian="Arial" style:font-name-complex="Arial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12pt" fo:font-weight="normal" fo:background-color="transparent" style:font-name-asian="Arial" style:font-name-complex="Arial"/>
    </style:style>
    <style:style style:name="T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Arial" fo:font-size="12pt" fo:font-weight="bold" fo:background-color="transparent" loext:char-shading-value="0" style:font-name-asian="Arial" style:font-name-complex="Arial"/>
    </style:style>
    <style:style style:name="T3" style:family="text">
      <style:text-properties style:use-window-font-color="true" loext:opacity="0%" style:font-name="Arial" fo:font-size="12pt" fo:font-weight="normal" fo:background-color="transparent" loext:char-shading-value="0" style:font-name-asian="Arial" style:font-name-complex="Arial"/>
    </style:style>
    <style:style style:name="T4" style:family="text">
      <style:text-properties officeooo:rsid="000d155a"/>
    </style:style>
    <style:style style:name="T5" style:family="text">
      <style:text-properties fo:font-size="12pt" fo:font-weight="normal"/>
    </style:style>
    <style:style style:name="T6" style:family="text">
      <style:text-properties fo:font-size="12pt" style:font-weight-asian="bold" style:font-weight-complex="bold"/>
    </style:style>
    <style:style style:name="T7" style:family="text">
      <style:text-properties style:font-size-asian="16pt" style:font-weight-asian="bold" style:font-size-complex="16pt" style:font-weight-complex="bold"/>
    </style:style>
    <style:style style:name="fr1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  <text:list-style style:name="L1">
      <text:list-level-style-bullet text:level="1" loext:num-list-format="%1%" text:bullet-char="•">
        <style:list-level-properties text:space-before="0.63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/text:p>
      <text:p text:style-name="P3"/>
      <text:p text:style-name="P3"/>
      <text:p text:style-name="P3"/>
      <text:p text:style-name="P3"/>
      <text:p text:style-name="P1"><draw:frame draw:style-name="fr1" draw:name="1" text:anchor-type="as-char" svg:width="5.953cm" style:rel-width="scale" svg:height="5.953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3"/>
      <text:p text:style-name="P3"/>
      <text:p text:style-name="P3"/>
      <text:p text:style-name="P3"/>
      <text:p text:style-name="P4">EEEP Deputado Roberto Mesquita</text:p>
      <text:p text:style-name="P3"/>
      <text:p text:style-name="P3"/>
      <text:p text:style-name="P3"/>
      <text:p text:style-name="P4"><text:s/>Francisco Venicio Duarte da Silva</text:p>
      <text:p text:style-name="P4">2º ano desenvolvimento <text:span text:style-name="T4">d</text:span>e sistemas</text:p>
      <text:p text:style-name="P3"/>
      <text:p text:style-name="P3"/>
      <text:p text:style-name="P3"/>
      <text:p text:style-name="P4">Professor: Everson Sousa</text:p>
      <text:p text:style-name="P3"/>
      <text:p text:style-name="P3"/>
      <text:p text:style-name="P3"/>
      <text:p text:style-name="P3"/>
      <text:p text:style-name="P5">Tema: <text:span text:style-name="T7">Nessus</text:span>: ferramenta para análise de vulnerabilidades do kal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egurança da informação</text:p>
      <text:p text:style-name="P4"/>
      <text:p text:style-name="P4"/>
      <text:p text:style-name="P6"><text:soft-page-break/>O que é Nessus?</text:p>
      <text:p text:style-name="P6"/>
      <text:p text:style-name="P2"><text:span text:style-name="T2"><text:s/></text:span><text:span text:style-name="T3">O Nessus é uma poderosa ferramenta de análise de vulnerabilidades amplamente utilizada no contexto de hacking ético. Desenvolvido pela Tenable, ele permite que profissionais de segurança identifiquem, avaliem e remediem vulnerabilidades em sistemas de redes. Integrado ao Kali Linux, o Nessus se torna ainda mais eficaz para testes de segurança e auditorias de sistemas.</text:span></text:p>
      <text:p text:style-name="P6"/>
      <text:p text:style-name="P6">Principais Funcionalidades</text:p>
      <text:p text:style-name="P6"/>
      <text:p text:style-name="P6">O Nessus é capaz de:</text:p>
      <text:p text:style-name="P6"/>
      <text:list xml:id="list2548310577" text:style-name="L1">
        <text:list-item>
          <text:p text:style-name="P7">Realizar varreduras completas de rede, detectando portas abertas, serviços vulneráveis e configurações inseguras.</text:p>
        </text:list-item>
        <text:list-item>
          <text:p text:style-name="P7">Identificar vulnerabilidades conhecidas em sistemas operacionais, bancos de dados, servidores web, entre outros.</text:p>
        </text:list-item>
        <text:list-item>
          <text:p text:style-name="P7">Gerar relatórios detalhados com insights sobre a criticidade das falhas encontradas, além de sugestões para correção.</text:p>
        </text:list-item>
      </text:list>
      <text:p text:style-name="P8"/>
      <text:p text:style-name="P6">Por que usar o Nessus no hacking ético?</text:p>
      <text:p text:style-name="P6"/>
      <text:p text:style-name="P2"><text:span text:style-name="T3">1. Identificação de Riscos: No hacking ético, é crucial encontrar brechas de <text:s text:c="26"/>segurança antes que atacantes mal-intencionados o façam. O Nessus automatiza essa tarefa, economizando tempo e esforço.</text:span></text:p>
      <text:p text:style-name="P8">2. Conformidade: Ele verifica se o ambiente está em conformidade com padrões como PCI-DSS, ISO 27001 e outras regulamentações.</text:p>
      <text:p text:style-name="P8">3. Customização: Permite a criação de varreduras personalizadas, ajustando-as às necessidades específicas de cada projeto.</text:p>
      <text:p text:style-name="P6"/>
      <text:p text:style-name="P6">Integração com o Kali Linux</text:p>
      <text:p text:style-name="P6"/>
      <text:p text:style-name="P8">O Kali Linux é um sistema operacional projetado para testes de penetração, e o Nessus se integra perfeitamente a esse ambiente. No Kali, os usuários podem instalar e configurar o Nessus rapidamente, acessando sua interface web intuitiva para iniciar varreduras.</text:p>
      <text:p text:style-name="P6"/>
      <text:p text:style-name="P6">Uso Responsável</text:p>
      <text:p text:style-name="P6"/>
      <text:p text:style-name="P8">No hacking ético, o uso do Nessus deve ser feito com permissão explícita do proprietário dos sistemas em análise. Ferramentas de segurança, quando mal utilizadas, podem violar leis e regulamentos, gerando consequências legais.</text:p>
      <text:p text:style-name="P6"/>
      <text:p text:style-name="P6">Conclusão</text:p>
      <text:p text:style-name="P6"/>
      <text:p text:style-name="P8">O Nessus é uma ferramenta indispensável para profissionais de segurança cibernética. Quando utilizado no Kali Linux, ele potencializa as capacidades de análise de vulnerabilidades, auxiliando na proteção de sistemas contra ameaças. Sua eficiência e precisão tornam-no um aliado fundamental no universo do hacking étic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29T08:41:54.565000000</dc:date>
    <meta:editing-duration>PT1M15S</meta:editing-duration>
    <meta:editing-cycles>1</meta:editing-cycles>
    <meta:document-statistic meta:table-count="0" meta:image-count="0" meta:object-count="1" meta:page-count="2" meta:paragraph-count="25" meta:word-count="334" meta:character-count="2354" meta:non-whitespace-character-count="2017"/>
    <meta:generator>LibreOffice/7.3.3.2$Windows_X86_64 LibreOffice_project/d1d0ea68f081ee2800a922cac8f79445e4603348</meta:generator>
  </office:meta>
</office:document-meta>
</file>